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ptPKCS12FileFilter.accept( File tes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LManager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PKCS12FileFilt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LManagerCommand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LManagerCommand.ssl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